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27B2036F31A1EF3BEC.png" manifest:media-type="image/png"/>
  <manifest:file-entry manifest:full-path="Pictures/10000000000003950000026E52A1833052083115.png" manifest:media-type="image/png"/>
  <manifest:file-entry manifest:full-path="Pictures/10000000000001C5000001692294D6092D18DDC0.png" manifest:media-type="image/png"/>
  <manifest:file-entry manifest:full-path="Pictures/100000000000018E0000019A66C69BC529B5A1D2.png" manifest:media-type="image/png"/>
  <manifest:file-entry manifest:full-path="Pictures/10000201000001EF000000E3EC209877BAF9E776.png" manifest:media-type="image/png"/>
  <manifest:file-entry manifest:full-path="Pictures/1000000000000217000000C7E99467217E632F37.png" manifest:media-type="image/png"/>
  <manifest:file-entry manifest:full-path="Pictures/10000201000002E90000013265AD9EAD75D122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8.991cm" svg:x="0cm" svg:y="0.8cm">
          <draw:image xlink:href="Pictures/10000000000003950000026E52A18330520831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2.327cm" svg:height="12.699cm" svg:x="5.6cm" svg:y="3.301cm">
          <draw:image xlink:href="Pictures/100000000000018E0000019A66C69BC529B5A1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5.332cm" svg:height="7.03cm" svg:x="1.2cm" svg:y="0.6cm">
          <draw:image xlink:href="Pictures/10000201000001EF000000E3EC209877BAF9E776.png" xlink:type="simple" xlink:show="embed" xlink:actuate="onLoad">
            <text:p/>
          </draw:image>
        </draw:frame>
        <draw:frame draw:style-name="gr1" draw:text-style-name="P1" draw:layer="layout" svg:width="23.076cm" svg:height="9.478cm" svg:x="0.6cm" svg:y="9cm">
          <draw:image xlink:href="Pictures/10000201000002E90000013265AD9EAD75D122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6.571cm" svg:height="6.163cm" svg:x="2.2cm" svg:y="1.6cm">
          <draw:image xlink:href="Pictures/1000000000000217000000C7E99467217E632F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4.031cm" svg:height="11.181cm" svg:x="0.8cm" svg:y="0.8cm">
          <draw:image xlink:href="Pictures/10000000000001C5000001692294D6092D18DDC0.png" xlink:type="simple" xlink:show="embed" xlink:actuate="onLoad">
            <text:p/>
          </draw:image>
        </draw:frame>
        <draw:frame draw:style-name="gr1" draw:text-style-name="P1" draw:layer="layout" svg:width="12.699cm" svg:height="9.137cm" svg:x="14.4cm" svg:y="10.8cm">
          <draw:image xlink:href="Pictures/100000000000019A00000127B2036F31A1EF3B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11:06:46.796177323</meta:creation-date>
    <dc:date>2015-10-15T11:13:17.097548812</dc:date>
    <meta:editing-duration>PT6M30S</meta:editing-duration>
    <meta:editing-cycles>2</meta:editing-cycles>
    <meta:generator>LibreOffice/5.0.2.2$Linux_X86_64 LibreOffice_project/00m0$Build-2</meta:generator>
    <meta:document-statistic meta:object-count="38"/>
  </office:meta>
</office:document-meta>
</file>